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3.6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ff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59cm" svg:height="9.851cm" svg:x="0.859cm" svg:y="6.763cm">
            <draw:object draw:notify-on-update-of-ranges="Sheet1.B5:Sheet1.B5 Sheet1.B6:Sheet1.B15 Sheet1.C5:Sheet1.C5 Sheet1.C6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4" table:number-columns-repeated="10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3">
          <table:table-cell/>
          <table:table-cell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edioids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.9">
            <text:p>1.9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1" table:number-columns-repeated="2"/>
          <table:table-cell table:style-name="ce1" office:value-type="string">
            <text:p>x2</text:p>
          </table:table-cell>
          <table:table-cell table:style-name="ce1" table:formula="of:=[.$B6]" office:value-type="float" office:value="1.1">
            <text:p>1.1</text:p>
          </table:table-cell>
          <table:table-cell table:style-name="ce5" table:formula="of:=[.$B7]" office:value-type="float" office:value="2.5">
            <text:p>2.5</text:p>
          </table:table-cell>
          <table:table-cell table:style-name="ce5" office:value-type="float" office:value="2.45">
            <text:p>2.4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4.8">
            <text:p>4.8</text:p>
          </table:table-cell>
          <table:table-cell table:style-name="ce5" office:value-type="float" office:value="1.9">
            <text:p>1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.9">
            <text:p>4.9</text:p>
          </table:table-cell>
          <table:table-cell table:number-columns-repeated="5"/>
          <table:table-cell table:style-name="ce1" office:value-type="float" office:value="2.5">
            <text:p>2.5</text:p>
          </table:table-cell>
          <table:table-cell table:style-name="ce1" office:value-type="float" office:value="3.8">
            <text:p>3.8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table:style-name="ce1" table:number-columns-repeated="2"/>
          <table:table-cell table:style-name="ce1" office:value-type="string">
            <text:p>y2</text:p>
          </table:table-cell>
          <table:table-cell table:style-name="ce1" office:value-type="float" office:value="1.9">
            <text:p>1.9</text:p>
          </table:table-cell>
          <table:table-cell table:style-name="ce5" office:value-type="float" office:value="3.8">
            <text:p>3.8</text:p>
          </table:table-cell>
          <table:table-cell table:style-name="ce5" office:value-type="float" office:value="2.4">
            <text:p>2.4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8">
            <text:p>0.8</text:p>
          </table:table-cell>
          <table:table-cell table:style-name="ce5" office:value-type="float" office:value="1.1">
            <text:p>1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4">
            <text:p>0.4</text:p>
          </table:table-cell>
          <table:table-cell table:number-columns-repeated="5"/>
          <table:table-cell table:style-name="ce1" office:value-type="float" office:value="2.45">
            <text:p>2.45</text:p>
          </table:table-cell>
          <table:table-cell table:style-name="ce1" office:value-type="float" office:value="2.4">
            <text:p>2.4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table:style-name="ce1" office:value-type="string">
            <text:p>x1</text:p>
          </table:table-cell>
          <table:table-cell table:style-name="ce1" office:value-type="string">
            <text:p>y1</text:p>
          </table:table-cell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1" office:value-type="float" office:value="1.1">
            <text:p>1.1</text:p>
          </table:table-cell>
          <table:table-cell table:style-name="ce1" office:value-type="float" office:value="1.9">
            <text:p>1.9</text:p>
          </table:table-cell>
          <table:table-cell/>
          <table:table-cell table:style-name="ce2" table:formula="of:=POWER(POWER(ABS([.$B6]-[.E$3]);[.$B$1])+POWER(ABS([.$C6]-[.E$4]);[.$B$1]);1/[.$B$1])" office:value-type="float" office:value="0">
            <text:p>0</text:p>
          </table:table-cell>
          <table:table-cell table:style-name="ce6" table:formula="of:=POWER(POWER(ABS([.$B6]-[.F$3]);[.$B$1])+POWER(ABS([.$C6]-[.F$4]);[.$B$1]);1/[.$B$1])" office:value-type="float" office:value="2.36008474424119">
            <text:p>2.3600847442</text:p>
          </table:table-cell>
          <table:table-cell table:style-name="ce6" table:formula="of:=POWER(POWER(ABS([.$B6]-[.G$3]);[.$B$1])+POWER(ABS([.$C6]-[.G$4]);[.$B$1]);1/[.$B$1])" office:value-type="float" office:value="1.4396180048888">
            <text:p>1.4396180049</text:p>
          </table:table-cell>
          <table:table-cell table:style-name="ce2" table:formula="of:=POWER(POWER(ABS([.$B6]-[.H$3]);[.$B$1])+POWER(ABS([.$C6]-[.H$4]);[.$B$1]);1/[.$B$1])" office:value-type="float" office:value="2.98328677803526">
            <text:p>2.983286778</text:p>
          </table:table-cell>
          <table:table-cell table:style-name="ce2" table:formula="of:=POWER(POWER(ABS([.$B6]-[.I$3]);[.$B$1])+POWER(ABS([.$C6]-[.I$4]);[.$B$1]);1/[.$B$1])" office:value-type="float" office:value="2.16333076527839">
            <text:p>2.1633307653</text:p>
          </table:table-cell>
          <table:table-cell table:style-name="ce2" table:formula="of:=POWER(POWER(ABS([.$B6]-[.J$3]);[.$B$1])+POWER(ABS([.$C6]-[.J$4]);[.$B$1]);1/[.$B$1])" office:value-type="float" office:value="3.86005181312376">
            <text:p>3.8600518131</text:p>
          </table:table-cell>
          <table:table-cell table:style-name="ce6" table:formula="of:=POWER(POWER(ABS([.$B6]-[.K$3]);[.$B$1])+POWER(ABS([.$C6]-[.K$4]);[.$B$1]);1/[.$B$1])" office:value-type="float" office:value="1.13137084989848">
            <text:p>1.1313708499</text:p>
          </table:table-cell>
          <table:table-cell table:style-name="ce2" table:formula="of:=POWER(POWER(ABS([.$B6]-[.L$3]);[.$B$1])+POWER(ABS([.$C6]-[.L$4]);[.$B$1]);1/[.$B$1])" office:value-type="float" office:value="1.30384048104053">
            <text:p>1.303840481</text:p>
          </table:table-cell>
          <table:table-cell table:style-name="ce2" table:formula="of:=POWER(POWER(ABS([.$B6]-[.M$3]);[.$B$1])+POWER(ABS([.$C6]-[.M$4]);[.$B$1]);1/[.$B$1])" office:value-type="float" office:value="1.26491106406735">
            <text:p>1.2649110641</text:p>
          </table:table-cell>
          <table:table-cell table:style-name="ce2" table:formula="of:=POWER(POWER(ABS([.$B6]-[.N$3]);[.$B$1])+POWER(ABS([.$C6]-[.N$4]);[.$B$1]);1/[.$B$1])" office:value-type="float" office:value="4.0853396431631">
            <text:p>4.0853396432</text:p>
          </table:table-cell>
          <table:table-cell table:number-columns-repeated="9"/>
        </table:table-row>
        <table:table-row table:style-name="ro3">
          <table:table-cell/>
          <table:table-cell table:style-name="ce1" office:value-type="float" office:value="2.5">
            <text:p>2.5</text:p>
          </table:table-cell>
          <table:table-cell table:style-name="ce1" office:value-type="float" office:value="3.8">
            <text:p>3.8</text:p>
          </table:table-cell>
          <table:table-cell/>
          <table:table-cell table:style-name="ce2" table:formula="of:=POWER(POWER(ABS([.$B7]-[.E$3]);[.$B$1])+POWER(ABS([.$C7]-[.E$4]);[.$B$1]);1/[.$B$1])" office:value-type="float" office:value="2.36008474424119">
            <text:p>2.3600847442</text:p>
          </table:table-cell>
          <table:table-cell table:style-name="ce6" table:formula="of:=POWER(POWER(ABS([.$B7]-[.F$3]);[.$B$1])+POWER(ABS([.$C7]-[.F$4]);[.$B$1]);1/[.$B$1])" office:value-type="float" office:value="0">
            <text:p>0</text:p>
          </table:table-cell>
          <table:table-cell table:style-name="ce6" table:formula="of:=POWER(POWER(ABS([.$B7]-[.G$3]);[.$B$1])+POWER(ABS([.$C7]-[.G$4]);[.$B$1]);1/[.$B$1])" office:value-type="float" office:value="1.40089257261219">
            <text:p>1.4008925726</text:p>
          </table:table-cell>
          <table:table-cell table:style-name="ce2" table:formula="of:=POWER(POWER(ABS([.$B7]-[.H$3]);[.$B$1])+POWER(ABS([.$C7]-[.H$4]);[.$B$1]);1/[.$B$1])" office:value-type="float" office:value="1.22065556157337">
            <text:p>1.2206555616</text:p>
          </table:table-cell>
          <table:table-cell table:style-name="ce2" table:formula="of:=POWER(POWER(ABS([.$B7]-[.I$3]);[.$B$1])+POWER(ABS([.$C7]-[.I$4]);[.$B$1]);1/[.$B$1])" office:value-type="float" office:value="0.223606797749979">
            <text:p>0.2236067977</text:p>
          </table:table-cell>
          <table:table-cell table:style-name="ce2" table:formula="of:=POWER(POWER(ABS([.$B7]-[.J$3]);[.$B$1])+POWER(ABS([.$C7]-[.J$4]);[.$B$1]);1/[.$B$1])" office:value-type="float" office:value="3.78021163428716">
            <text:p>3.7802116343</text:p>
          </table:table-cell>
          <table:table-cell table:style-name="ce6" table:formula="of:=POWER(POWER(ABS([.$B7]-[.K$3]);[.$B$1])+POWER(ABS([.$C7]-[.K$4]);[.$B$1]);1/[.$B$1])" office:value-type="float" office:value="2.76586333718787">
            <text:p>2.7658633372</text:p>
          </table:table-cell>
          <table:table-cell table:style-name="ce2" table:formula="of:=POWER(POWER(ABS([.$B7]-[.L$3]);[.$B$1])+POWER(ABS([.$C7]-[.L$4]);[.$B$1]);1/[.$B$1])" office:value-type="float" office:value="3.45398320783411">
            <text:p>3.4539832078</text:p>
          </table:table-cell>
          <table:table-cell table:style-name="ce2" table:formula="of:=POWER(POWER(ABS([.$B7]-[.M$3]);[.$B$1])+POWER(ABS([.$C7]-[.M$4]);[.$B$1]);1/[.$B$1])" office:value-type="float" office:value="3.58468966578698">
            <text:p>3.5846896658</text:p>
          </table:table-cell>
          <table:table-cell table:style-name="ce2" table:formula="of:=POWER(POWER(ABS([.$B7]-[.N$3]);[.$B$1])+POWER(ABS([.$C7]-[.N$4]);[.$B$1]);1/[.$B$1])" office:value-type="float" office:value="4.16173040933696">
            <text:p>4.1617304093</text:p>
          </table:table-cell>
          <table:table-cell table:number-columns-repeated="4"/>
          <table:table-cell office:value-type="string">
            <text:p>Iteration 1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float" office:value="2.45">
            <text:p>2.45</text:p>
          </table:table-cell>
          <table:table-cell table:style-name="ce1" office:value-type="float" office:value="2.4">
            <text:p>2.4</text:p>
          </table:table-cell>
          <table:table-cell/>
          <table:table-cell table:style-name="ce2" table:formula="of:=POWER(POWER(ABS([.$B8]-[.E$3]);[.$B$1])+POWER(ABS([.$C8]-[.E$4]);[.$B$1]);1/[.$B$1])" office:value-type="float" office:value="1.4396180048888">
            <text:p>1.4396180049</text:p>
          </table:table-cell>
          <table:table-cell table:style-name="ce6" table:formula="of:=POWER(POWER(ABS([.$B8]-[.F$3]);[.$B$1])+POWER(ABS([.$C8]-[.F$4]);[.$B$1]);1/[.$B$1])" office:value-type="float" office:value="1.40089257261219">
            <text:p>1.4008925726</text:p>
          </table:table-cell>
          <table:table-cell table:style-name="ce6" table:formula="of:=POWER(POWER(ABS([.$B8]-[.G$3]);[.$B$1])+POWER(ABS([.$C8]-[.G$4]);[.$B$1]);1/[.$B$1])" office:value-type="float" office:value="0">
            <text:p>0</text:p>
          </table:table-cell>
          <table:table-cell table:style-name="ce2" table:formula="of:=POWER(POWER(ABS([.$B8]-[.H$3]);[.$B$1])+POWER(ABS([.$C8]-[.H$4]);[.$B$1]);1/[.$B$1])" office:value-type="float" office:value="2.48646335183127">
            <text:p>2.4864633518</text:p>
          </table:table-cell>
          <table:table-cell table:style-name="ce2" table:formula="of:=POWER(POWER(ABS([.$B8]-[.I$3]);[.$B$1])+POWER(ABS([.$C8]-[.I$4]);[.$B$1]);1/[.$B$1])" office:value-type="float" office:value="1.30862523283024">
            <text:p>1.3086252328</text:p>
          </table:table-cell>
          <table:table-cell table:style-name="ce2" table:formula="of:=POWER(POWER(ABS([.$B8]-[.J$3]);[.$B$1])+POWER(ABS([.$C8]-[.J$4]);[.$B$1]);1/[.$B$1])" office:value-type="float" office:value="2.8429737951659">
            <text:p>2.8429737952</text:p>
          </table:table-cell>
          <table:table-cell table:style-name="ce6" table:formula="of:=POWER(POWER(ABS([.$B8]-[.K$3]);[.$B$1])+POWER(ABS([.$C8]-[.K$4]);[.$B$1]);1/[.$B$1])" office:value-type="float" office:value="1.41155942134931">
            <text:p>1.4115594213</text:p>
          </table:table-cell>
          <table:table-cell table:style-name="ce2" table:formula="of:=POWER(POWER(ABS([.$B8]-[.L$3]);[.$B$1])+POWER(ABS([.$C8]-[.L$4]);[.$B$1]);1/[.$B$1])" office:value-type="float" office:value="2.19146070008111">
            <text:p>2.1914607001</text:p>
          </table:table-cell>
          <table:table-cell table:style-name="ce2" table:formula="of:=POWER(POWER(ABS([.$B8]-[.M$3]);[.$B$1])+POWER(ABS([.$C8]-[.M$4]);[.$B$1]);1/[.$B$1])" office:value-type="float" office:value="2.43977457975117">
            <text:p>2.4397745798</text:p>
          </table:table-cell>
          <table:table-cell table:style-name="ce2" table:formula="of:=POWER(POWER(ABS([.$B8]-[.N$3]);[.$B$1])+POWER(ABS([.$C8]-[.N$4]);[.$B$1]);1/[.$B$1])" office:value-type="float" office:value="3.16267292017369">
            <text:p>3.1626729202</text:p>
          </table:table-cell>
          <table:table-cell table:number-columns-repeated="9"/>
        </table:table-row>
        <table:table-row table:style-name="ro3">
          <table:table-cell/>
          <table:table-cell table:style-name="ce1" office:value-type="float" office:value="1.8">
            <text:p>1.8</text:p>
          </table:table-cell>
          <table:table-cell table:style-name="ce1" office:value-type="float" office:value="4.8">
            <text:p>4.8</text:p>
          </table:table-cell>
          <table:table-cell/>
          <table:table-cell table:style-name="ce2" table:formula="of:=POWER(POWER(ABS([.$B9]-[.E$3]);[.$B$1])+POWER(ABS([.$C9]-[.E$4]);[.$B$1]);1/[.$B$1])" office:value-type="float" office:value="2.98328677803526">
            <text:p>2.983286778</text:p>
          </table:table-cell>
          <table:table-cell table:style-name="ce6" table:formula="of:=POWER(POWER(ABS([.$B9]-[.F$3]);[.$B$1])+POWER(ABS([.$C9]-[.F$4]);[.$B$1]);1/[.$B$1])" office:value-type="float" office:value="1.22065556157337">
            <text:p>1.2206555616</text:p>
          </table:table-cell>
          <table:table-cell table:style-name="ce6" table:formula="of:=POWER(POWER(ABS([.$B9]-[.G$3]);[.$B$1])+POWER(ABS([.$C9]-[.G$4]);[.$B$1]);1/[.$B$1])" office:value-type="float" office:value="2.48646335183127">
            <text:p>2.4864633518</text:p>
          </table:table-cell>
          <table:table-cell table:style-name="ce2" table:formula="of:=POWER(POWER(ABS([.$B9]-[.H$3]);[.$B$1])+POWER(ABS([.$C9]-[.H$4]);[.$B$1]);1/[.$B$1])" office:value-type="float" office:value="0">
            <text:p>0</text:p>
          </table:table-cell>
          <table:table-cell table:style-name="ce2" table:formula="of:=POWER(POWER(ABS([.$B9]-[.I$3]);[.$B$1])+POWER(ABS([.$C9]-[.I$4]);[.$B$1]);1/[.$B$1])" office:value-type="float" office:value="1.20830459735946">
            <text:p>1.2083045974</text:p>
          </table:table-cell>
          <table:table-cell table:style-name="ce2" table:formula="of:=POWER(POWER(ABS([.$B9]-[.J$3]);[.$B$1])+POWER(ABS([.$C9]-[.J$4]);[.$B$1]);1/[.$B$1])" office:value-type="float" office:value="5">
            <text:p>5</text:p>
          </table:table-cell>
          <table:table-cell table:style-name="ce6" table:formula="of:=POWER(POWER(ABS([.$B9]-[.K$3]);[.$B$1])+POWER(ABS([.$C9]-[.K$4]);[.$B$1]);1/[.$B$1])" office:value-type="float" office:value="3.70135110466435">
            <text:p>3.7013511047</text:p>
          </table:table-cell>
          <table:table-cell table:style-name="ce2" table:formula="of:=POWER(POWER(ABS([.$B9]-[.L$3]);[.$B$1])+POWER(ABS([.$C9]-[.L$4]);[.$B$1]);1/[.$B$1])" office:value-type="float" office:value="4.24264068711928">
            <text:p>4.2426406871</text:p>
          </table:table-cell>
          <table:table-cell table:style-name="ce2" table:formula="of:=POWER(POWER(ABS([.$B9]-[.M$3]);[.$B$1])+POWER(ABS([.$C9]-[.M$4]);[.$B$1]);1/[.$B$1])" office:value-type="float" office:value="4.24499705535823">
            <text:p>4.2449970554</text:p>
          </table:table-cell>
          <table:table-cell table:style-name="ce2" table:formula="of:=POWER(POWER(ABS([.$B9]-[.N$3]);[.$B$1])+POWER(ABS([.$C9]-[.N$4]);[.$B$1]);1/[.$B$1])" office:value-type="float" office:value="5.38237865631916">
            <text:p>5.3823786563</text:p>
          </table:table-cell>
          <table:table-cell table:number-columns-repeated="2"/>
          <table:table-cell office:value-type="string">
            <text:p>Gene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office:value-type="string">
            <text:p>Grouping</text:p>
          </table:table-cell>
          <table:table-cell/>
          <table:table-cell office:value-type="string">
            <text:p>Medioids</text:p>
          </table:table-cell>
          <table:table-cell office:value-type="string">
            <text:p>Gene 1</text:p>
          </table:table-cell>
        </table:table-row>
        <table:table-row table:style-name="ro3">
          <table:table-cell/>
          <table:table-cell table:style-name="ce1" office:value-type="float" office:value="2.3">
            <text:p>2.3</text:p>
          </table:table-cell>
          <table:table-cell table:style-name="ce1" office:value-type="float" office:value="3.7">
            <text:p>3.7</text:p>
          </table:table-cell>
          <table:table-cell/>
          <table:table-cell table:style-name="ce2" table:formula="of:=POWER(POWER(ABS([.$B10]-[.E$3]);[.$B$1])+POWER(ABS([.$C10]-[.E$4]);[.$B$1]);1/[.$B$1])" office:value-type="float" office:value="2.16333076527839">
            <text:p>2.1633307653</text:p>
          </table:table-cell>
          <table:table-cell table:style-name="ce6" table:formula="of:=POWER(POWER(ABS([.$B10]-[.F$3]);[.$B$1])+POWER(ABS([.$C10]-[.F$4]);[.$B$1]);1/[.$B$1])" office:value-type="float" office:value="0.223606797749979">
            <text:p>0.2236067977</text:p>
          </table:table-cell>
          <table:table-cell table:style-name="ce6" table:formula="of:=POWER(POWER(ABS([.$B10]-[.G$3]);[.$B$1])+POWER(ABS([.$C10]-[.G$4]);[.$B$1]);1/[.$B$1])" office:value-type="float" office:value="1.30862523283024">
            <text:p>1.3086252328</text:p>
          </table:table-cell>
          <table:table-cell table:style-name="ce2" table:formula="of:=POWER(POWER(ABS([.$B10]-[.H$3]);[.$B$1])+POWER(ABS([.$C10]-[.H$4]);[.$B$1]);1/[.$B$1])" office:value-type="float" office:value="1.20830459735946">
            <text:p>1.2083045974</text:p>
          </table:table-cell>
          <table:table-cell table:style-name="ce2" table:formula="of:=POWER(POWER(ABS([.$B10]-[.I$3]);[.$B$1])+POWER(ABS([.$C10]-[.I$4]);[.$B$1]);1/[.$B$1])" office:value-type="float" office:value="0">
            <text:p>0</text:p>
          </table:table-cell>
          <table:table-cell table:style-name="ce2" table:formula="of:=POWER(POWER(ABS([.$B10]-[.J$3]);[.$B$1])+POWER(ABS([.$C10]-[.J$4]);[.$B$1]);1/[.$B$1])" office:value-type="float" office:value="3.82883794381533">
            <text:p>3.8288379438</text:p>
          </table:table-cell>
          <table:table-cell table:style-name="ce6" table:formula="of:=POWER(POWER(ABS([.$B10]-[.K$3]);[.$B$1])+POWER(ABS([.$C10]-[.K$4]);[.$B$1]);1/[.$B$1])" office:value-type="float" office:value="2.63058928759318">
            <text:p>2.6305892876</text:p>
          </table:table-cell>
          <table:table-cell table:style-name="ce2" table:formula="of:=POWER(POWER(ABS([.$B10]-[.L$3]);[.$B$1])+POWER(ABS([.$C10]-[.L$4]);[.$B$1]);1/[.$B$1])" office:value-type="float" office:value="3.28937684067971">
            <text:p>3.2893768407</text:p>
          </table:table-cell>
          <table:table-cell table:style-name="ce2" table:formula="of:=POWER(POWER(ABS([.$B10]-[.M$3]);[.$B$1])+POWER(ABS([.$C10]-[.M$4]);[.$B$1]);1/[.$B$1])" office:value-type="float" office:value="3.4">
            <text:p>3.4</text:p>
          </table:table-cell>
          <table:table-cell table:style-name="ce2" table:formula="of:=POWER(POWER(ABS([.$B10]-[.N$3]);[.$B$1])+POWER(ABS([.$C10]-[.N$4]);[.$B$1]);1/[.$B$1])" office:value-type="float" office:value="4.20119030752">
            <text:p>4.2011903075</text:p>
          </table:table-cell>
          <table:table-cell table:number-columns-repeated="2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ene 2</text:p>
          </table:table-cell>
        </table:table-row>
        <table:table-row table:style-name="ro3">
          <table:table-cell/>
          <table:table-cell table:style-name="ce1" office:value-type="float" office:value="4.8">
            <text:p>4.8</text:p>
          </table:table-cell>
          <table:table-cell table:style-name="ce1" office:value-type="float" office:value="0.8">
            <text:p>0.8</text:p>
          </table:table-cell>
          <table:table-cell/>
          <table:table-cell table:style-name="ce2" table:formula="of:=POWER(POWER(ABS([.$B11]-[.E$3]);[.$B$1])+POWER(ABS([.$C11]-[.E$4]);[.$B$1]);1/[.$B$1])" office:value-type="float" office:value="3.86005181312376">
            <text:p>3.8600518131</text:p>
          </table:table-cell>
          <table:table-cell table:style-name="ce6" table:formula="of:=POWER(POWER(ABS([.$B11]-[.F$3]);[.$B$1])+POWER(ABS([.$C11]-[.F$4]);[.$B$1]);1/[.$B$1])" office:value-type="float" office:value="3.78021163428716">
            <text:p>3.7802116343</text:p>
          </table:table-cell>
          <table:table-cell table:style-name="ce6" table:formula="of:=POWER(POWER(ABS([.$B11]-[.G$3]);[.$B$1])+POWER(ABS([.$C11]-[.G$4]);[.$B$1]);1/[.$B$1])" office:value-type="float" office:value="2.8429737951659">
            <text:p>2.8429737952</text:p>
          </table:table-cell>
          <table:table-cell table:style-name="ce2" table:formula="of:=POWER(POWER(ABS([.$B11]-[.H$3]);[.$B$1])+POWER(ABS([.$C11]-[.H$4]);[.$B$1]);1/[.$B$1])" office:value-type="float" office:value="5">
            <text:p>5</text:p>
          </table:table-cell>
          <table:table-cell table:style-name="ce2" table:formula="of:=POWER(POWER(ABS([.$B11]-[.I$3]);[.$B$1])+POWER(ABS([.$C11]-[.I$4]);[.$B$1]);1/[.$B$1])" office:value-type="float" office:value="3.82883794381533">
            <text:p>3.8288379438</text:p>
          </table:table-cell>
          <table:table-cell table:style-name="ce2" table:formula="of:=POWER(POWER(ABS([.$B11]-[.J$3]);[.$B$1])+POWER(ABS([.$C11]-[.J$4]);[.$B$1]);1/[.$B$1])" office:value-type="float" office:value="0">
            <text:p>0</text:p>
          </table:table-cell>
          <table:table-cell table:style-name="ce6" table:formula="of:=POWER(POWER(ABS([.$B11]-[.K$3]);[.$B$1])+POWER(ABS([.$C11]-[.K$4]);[.$B$1]);1/[.$B$1])" office:value-type="float" office:value="2.91547594742265">
            <text:p>2.9154759474</text:p>
          </table:table-cell>
          <table:table-cell table:style-name="ce2" table:formula="of:=POWER(POWER(ABS([.$B11]-[.L$3]);[.$B$1])+POWER(ABS([.$C11]-[.L$4]);[.$B$1]);1/[.$B$1])" office:value-type="float" office:value="3.60555127546399">
            <text:p>3.6055512755</text:p>
          </table:table-cell>
          <table:table-cell table:style-name="ce2" table:formula="of:=POWER(POWER(ABS([.$B11]-[.M$3]);[.$B$1])+POWER(ABS([.$C11]-[.M$4]);[.$B$1]);1/[.$B$1])" office:value-type="float" office:value="4.10121933088198">
            <text:p>4.1012193309</text:p>
          </table:table-cell>
          <table:table-cell table:style-name="ce2" table:formula="of:=POWER(POWER(ABS([.$B11]-[.N$3]);[.$B$1])+POWER(ABS([.$C11]-[.N$4]);[.$B$1]);1/[.$B$1])" office:value-type="float" office:value="0.412310562561766">
            <text:p>0.4123105626</text:p>
          </table:table-cell>
          <table:table-cell table:number-columns-repeated="2"/>
          <table:table-cell office:value-type="string">
            <text:p>Gene 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ne 3</text:p>
          </table:table-cell>
        </table:table-row>
        <table:table-row table:style-name="ro3">
          <table:table-cell/>
          <table:table-cell table:style-name="ce1" office:value-type="float" office:value="1.9">
            <text:p>1.9</text:p>
          </table:table-cell>
          <table:table-cell table:style-name="ce1" office:value-type="float" office:value="1.1">
            <text:p>1.1</text:p>
          </table:table-cell>
          <table:table-cell/>
          <table:table-cell table:style-name="ce2" table:formula="of:=POWER(POWER(ABS([.$B12]-[.E$3]);[.$B$1])+POWER(ABS([.$C12]-[.E$4]);[.$B$1]);1/[.$B$1])" office:value-type="float" office:value="1.13137084989848">
            <text:p>1.1313708499</text:p>
          </table:table-cell>
          <table:table-cell table:style-name="ce6" table:formula="of:=POWER(POWER(ABS([.$B12]-[.F$3]);[.$B$1])+POWER(ABS([.$C12]-[.F$4]);[.$B$1]);1/[.$B$1])" office:value-type="float" office:value="2.76586333718787">
            <text:p>2.7658633372</text:p>
          </table:table-cell>
          <table:table-cell table:style-name="ce6" table:formula="of:=POWER(POWER(ABS([.$B12]-[.G$3]);[.$B$1])+POWER(ABS([.$C12]-[.G$4]);[.$B$1]);1/[.$B$1])" office:value-type="float" office:value="1.41155942134931">
            <text:p>1.4115594213</text:p>
          </table:table-cell>
          <table:table-cell table:style-name="ce2" table:formula="of:=POWER(POWER(ABS([.$B12]-[.H$3]);[.$B$1])+POWER(ABS([.$C12]-[.H$4]);[.$B$1]);1/[.$B$1])" office:value-type="float" office:value="3.70135110466435">
            <text:p>3.7013511047</text:p>
          </table:table-cell>
          <table:table-cell table:style-name="ce2" table:formula="of:=POWER(POWER(ABS([.$B12]-[.I$3]);[.$B$1])+POWER(ABS([.$C12]-[.I$4]);[.$B$1]);1/[.$B$1])" office:value-type="float" office:value="2.63058928759318">
            <text:p>2.6305892876</text:p>
          </table:table-cell>
          <table:table-cell table:style-name="ce2" table:formula="of:=POWER(POWER(ABS([.$B12]-[.J$3]);[.$B$1])+POWER(ABS([.$C12]-[.J$4]);[.$B$1]);1/[.$B$1])" office:value-type="float" office:value="2.91547594742265">
            <text:p>2.9154759474</text:p>
          </table:table-cell>
          <table:table-cell table:style-name="ce6" table:formula="of:=POWER(POWER(ABS([.$B12]-[.K$3]);[.$B$1])+POWER(ABS([.$C12]-[.K$4]);[.$B$1]);1/[.$B$1])" office:value-type="float" office:value="0">
            <text:p>0</text:p>
          </table:table-cell>
          <table:table-cell table:style-name="ce2" table:formula="of:=POWER(POWER(ABS([.$B12]-[.L$3]);[.$B$1])+POWER(ABS([.$C12]-[.L$4]);[.$B$1]);1/[.$B$1])" office:value-type="float" office:value="0.860232526704263">
            <text:p>0.8602325267</text:p>
          </table:table-cell>
          <table:table-cell table:style-name="ce2" table:formula="of:=POWER(POWER(ABS([.$B12]-[.M$3]);[.$B$1])+POWER(ABS([.$C12]-[.M$4]);[.$B$1]);1/[.$B$1])" office:value-type="float" office:value="1.26491106406735">
            <text:p>1.2649110641</text:p>
          </table:table-cell>
          <table:table-cell table:style-name="ce2" table:formula="of:=POWER(POWER(ABS([.$B12]-[.N$3]);[.$B$1])+POWER(ABS([.$C12]-[.N$4]);[.$B$1]);1/[.$B$1])" office:value-type="float" office:value="3.08058436014987">
            <text:p>3.0805843601</text:p>
          </table:table-cell>
          <table:table-cell table:number-columns-repeated="2"/>
          <table:table-cell office:value-type="string">
            <text:p>Gene 3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1.2">
            <text:p>1.2</text:p>
          </table:table-cell>
          <table:table-cell table:style-name="ce1" office:value-type="float" office:value="0.6">
            <text:p>0.6</text:p>
          </table:table-cell>
          <table:table-cell/>
          <table:table-cell table:style-name="ce2" table:formula="of:=POWER(POWER(ABS([.$B13]-[.E$3]);[.$B$1])+POWER(ABS([.$C13]-[.E$4]);[.$B$1]);1/[.$B$1])" office:value-type="float" office:value="1.30384048104053">
            <text:p>1.303840481</text:p>
          </table:table-cell>
          <table:table-cell table:style-name="ce6" table:formula="of:=POWER(POWER(ABS([.$B13]-[.F$3]);[.$B$1])+POWER(ABS([.$C13]-[.F$4]);[.$B$1]);1/[.$B$1])" office:value-type="float" office:value="3.45398320783411">
            <text:p>3.4539832078</text:p>
          </table:table-cell>
          <table:table-cell table:style-name="ce6" table:formula="of:=POWER(POWER(ABS([.$B13]-[.G$3]);[.$B$1])+POWER(ABS([.$C13]-[.G$4]);[.$B$1]);1/[.$B$1])" office:value-type="float" office:value="2.19146070008111">
            <text:p>2.1914607001</text:p>
          </table:table-cell>
          <table:table-cell table:style-name="ce2" table:formula="of:=POWER(POWER(ABS([.$B13]-[.H$3]);[.$B$1])+POWER(ABS([.$C13]-[.H$4]);[.$B$1]);1/[.$B$1])" office:value-type="float" office:value="4.24264068711928">
            <text:p>4.2426406871</text:p>
          </table:table-cell>
          <table:table-cell table:style-name="ce2" table:formula="of:=POWER(POWER(ABS([.$B13]-[.I$3]);[.$B$1])+POWER(ABS([.$C13]-[.I$4]);[.$B$1]);1/[.$B$1])" office:value-type="float" office:value="3.28937684067971">
            <text:p>3.2893768407</text:p>
          </table:table-cell>
          <table:table-cell table:style-name="ce2" table:formula="of:=POWER(POWER(ABS([.$B13]-[.J$3]);[.$B$1])+POWER(ABS([.$C13]-[.J$4]);[.$B$1]);1/[.$B$1])" office:value-type="float" office:value="3.60555127546399">
            <text:p>3.6055512755</text:p>
          </table:table-cell>
          <table:table-cell table:style-name="ce6" table:formula="of:=POWER(POWER(ABS([.$B13]-[.K$3]);[.$B$1])+POWER(ABS([.$C13]-[.K$4]);[.$B$1]);1/[.$B$1])" office:value-type="float" office:value="0.860232526704263">
            <text:p>0.8602325267</text:p>
          </table:table-cell>
          <table:table-cell table:style-name="ce2" table:formula="of:=POWER(POWER(ABS([.$B13]-[.L$3]);[.$B$1])+POWER(ABS([.$C13]-[.L$4]);[.$B$1]);1/[.$B$1])" office:value-type="float" office:value="0">
            <text:p>0</text:p>
          </table:table-cell>
          <table:table-cell table:style-name="ce2" table:formula="of:=POWER(POWER(ABS([.$B13]-[.M$3]);[.$B$1])+POWER(ABS([.$C13]-[.M$4]);[.$B$1]);1/[.$B$1])" office:value-type="float" office:value="0.509901951359278">
            <text:p>0.5099019514</text:p>
          </table:table-cell>
          <table:table-cell table:style-name="ce2" table:formula="of:=POWER(POWER(ABS([.$B13]-[.N$3]);[.$B$1])+POWER(ABS([.$C13]-[.N$4]);[.$B$1]);1/[.$B$1])" office:value-type="float" office:value="3.70540146272978">
            <text:p>3.7054014627</text:p>
          </table:table-cell>
          <table:table-cell table:number-columns-repeated="2"/>
          <table:table-cell office:value-type="string">
            <text:p>Gene 4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1" office:value-type="float" office:value="0.7">
            <text:p>0.7</text:p>
          </table:table-cell>
          <table:table-cell/>
          <table:table-cell table:style-name="ce2" table:formula="of:=POWER(POWER(ABS([.$B14]-[.E$3]);[.$B$1])+POWER(ABS([.$C14]-[.E$4]);[.$B$1]);1/[.$B$1])" office:value-type="float" office:value="1.26491106406735">
            <text:p>1.2649110641</text:p>
          </table:table-cell>
          <table:table-cell table:style-name="ce6" table:formula="of:=POWER(POWER(ABS([.$B14]-[.F$3]);[.$B$1])+POWER(ABS([.$C14]-[.F$4]);[.$B$1]);1/[.$B$1])" office:value-type="float" office:value="3.58468966578698">
            <text:p>3.5846896658</text:p>
          </table:table-cell>
          <table:table-cell table:style-name="ce6" table:formula="of:=POWER(POWER(ABS([.$B14]-[.G$3]);[.$B$1])+POWER(ABS([.$C14]-[.G$4]);[.$B$1]);1/[.$B$1])" office:value-type="float" office:value="2.43977457975117">
            <text:p>2.4397745798</text:p>
          </table:table-cell>
          <table:table-cell table:style-name="ce2" table:formula="of:=POWER(POWER(ABS([.$B14]-[.H$3]);[.$B$1])+POWER(ABS([.$C14]-[.H$4]);[.$B$1]);1/[.$B$1])" office:value-type="float" office:value="4.24499705535823">
            <text:p>4.2449970554</text:p>
          </table:table-cell>
          <table:table-cell table:style-name="ce2" table:formula="of:=POWER(POWER(ABS([.$B14]-[.I$3]);[.$B$1])+POWER(ABS([.$C14]-[.I$4]);[.$B$1]);1/[.$B$1])" office:value-type="float" office:value="3.4">
            <text:p>3.4</text:p>
          </table:table-cell>
          <table:table-cell table:style-name="ce2" table:formula="of:=POWER(POWER(ABS([.$B14]-[.J$3]);[.$B$1])+POWER(ABS([.$C14]-[.J$4]);[.$B$1]);1/[.$B$1])" office:value-type="float" office:value="4.10121933088198">
            <text:p>4.1012193309</text:p>
          </table:table-cell>
          <table:table-cell table:style-name="ce6" table:formula="of:=POWER(POWER(ABS([.$B14]-[.K$3]);[.$B$1])+POWER(ABS([.$C14]-[.K$4]);[.$B$1]);1/[.$B$1])" office:value-type="float" office:value="1.26491106406735">
            <text:p>1.2649110641</text:p>
          </table:table-cell>
          <table:table-cell table:style-name="ce2" table:formula="of:=POWER(POWER(ABS([.$B14]-[.L$3]);[.$B$1])+POWER(ABS([.$C14]-[.L$4]);[.$B$1]);1/[.$B$1])" office:value-type="float" office:value="0.509901951359278">
            <text:p>0.5099019514</text:p>
          </table:table-cell>
          <table:table-cell table:style-name="ce2" table:formula="of:=POWER(POWER(ABS([.$B14]-[.M$3]);[.$B$1])+POWER(ABS([.$C14]-[.M$4]);[.$B$1]);1/[.$B$1])" office:value-type="float" office:value="0">
            <text:p>0</text:p>
          </table:table-cell>
          <table:table-cell table:style-name="ce2" table:formula="of:=POWER(POWER(ABS([.$B14]-[.N$3]);[.$B$1])+POWER(ABS([.$C14]-[.N$4]);[.$B$1]);1/[.$B$1])" office:value-type="float" office:value="4.21070065428546">
            <text:p>4.2107006543</text:p>
          </table:table-cell>
          <table:table-cell table:number-columns-repeated="2"/>
          <table:table-cell office:value-type="string">
            <text:p>Gene 5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4.9">
            <text:p>4.9</text:p>
          </table:table-cell>
          <table:table-cell table:style-name="ce1" office:value-type="float" office:value="0.4">
            <text:p>0.4</text:p>
          </table:table-cell>
          <table:table-cell/>
          <table:table-cell table:style-name="ce2" table:formula="of:=POWER(POWER(ABS([.$B15]-[.E$3]);[.$B$1])+POWER(ABS([.$C15]-[.E$4]);[.$B$1]);1/[.$B$1])" office:value-type="float" office:value="4.0853396431631">
            <text:p>4.0853396432</text:p>
          </table:table-cell>
          <table:table-cell table:style-name="ce6" table:formula="of:=POWER(POWER(ABS([.$B15]-[.F$3]);[.$B$1])+POWER(ABS([.$C15]-[.F$4]);[.$B$1]);1/[.$B$1])" office:value-type="float" office:value="4.16173040933696">
            <text:p>4.1617304093</text:p>
          </table:table-cell>
          <table:table-cell table:style-name="ce6" table:formula="of:=POWER(POWER(ABS([.$B15]-[.G$3]);[.$B$1])+POWER(ABS([.$C15]-[.G$4]);[.$B$1]);1/[.$B$1])" office:value-type="float" office:value="3.16267292017369">
            <text:p>3.1626729202</text:p>
          </table:table-cell>
          <table:table-cell table:style-name="ce2" table:formula="of:=POWER(POWER(ABS([.$B15]-[.H$3]);[.$B$1])+POWER(ABS([.$C15]-[.H$4]);[.$B$1]);1/[.$B$1])" office:value-type="float" office:value="5.38237865631916">
            <text:p>5.3823786563</text:p>
          </table:table-cell>
          <table:table-cell table:style-name="ce2" table:formula="of:=POWER(POWER(ABS([.$B15]-[.I$3]);[.$B$1])+POWER(ABS([.$C15]-[.I$4]);[.$B$1]);1/[.$B$1])" office:value-type="float" office:value="4.20119030752">
            <text:p>4.2011903075</text:p>
          </table:table-cell>
          <table:table-cell table:style-name="ce2" table:formula="of:=POWER(POWER(ABS([.$B15]-[.J$3]);[.$B$1])+POWER(ABS([.$C15]-[.J$4]);[.$B$1]);1/[.$B$1])" office:value-type="float" office:value="0.412310562561766">
            <text:p>0.4123105626</text:p>
          </table:table-cell>
          <table:table-cell table:style-name="ce6" table:formula="of:=POWER(POWER(ABS([.$B15]-[.K$3]);[.$B$1])+POWER(ABS([.$C15]-[.K$4]);[.$B$1]);1/[.$B$1])" office:value-type="float" office:value="3.08058436014987">
            <text:p>3.0805843601</text:p>
          </table:table-cell>
          <table:table-cell table:style-name="ce2" table:formula="of:=POWER(POWER(ABS([.$B15]-[.L$3]);[.$B$1])+POWER(ABS([.$C15]-[.L$4]);[.$B$1]);1/[.$B$1])" office:value-type="float" office:value="3.70540146272978">
            <text:p>3.7054014627</text:p>
          </table:table-cell>
          <table:table-cell table:style-name="ce2" table:formula="of:=POWER(POWER(ABS([.$B15]-[.M$3]);[.$B$1])+POWER(ABS([.$C15]-[.M$4]);[.$B$1]);1/[.$B$1])" office:value-type="float" office:value="4.21070065428546">
            <text:p>4.2107006543</text:p>
          </table:table-cell>
          <table:table-cell table:style-name="ce2" table:formula="of:=POWER(POWER(ABS([.$B15]-[.N$3]);[.$B$1])+POWER(ABS([.$C15]-[.N$4]);[.$B$1]);1/[.$B$1])" office:value-type="float" office:value="0">
            <text:p>0</text:p>
          </table:table-cell>
          <table:table-cell table:number-columns-repeated="2"/>
          <table:table-cell office:value-type="string">
            <text:p>Gene 6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10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 table:number-rows-repeated="2">
          <table:table-cell table:number-columns-repeated="23"/>
        </table:table-row>
        <table:table-row table:style-name="ro3">
          <table:table-cell table:number-columns-repeated="16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9</text:p>
          </table:table-cell>
          <table:table-cell table:number-columns-repeated="2" office:value-type="float" office:value="0.7">
            <text:p>0.7</text:p>
          </table:table-cell>
          <table:table-cell table:number-columns-repeated="4"/>
        </table:table-row>
        <table:table-row table:style-name="ro3" table:number-rows-repeated="8">
          <table:table-cell table:number-columns-repeated="23"/>
        </table:table-row>
        <table:table-row table:style-name="ro3">
          <table:table-cell table:number-columns-repeated="18"/>
          <table:table-cell office:value-type="string">
            <text:p>Iteration 2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office:value-type="string">
            <text:p>Grouping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3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4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5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6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" office:value-type="string" table:number-columns-spanned="2" table:number-rows-spanned="1">
            <text:p>m</text:p>
          </table:table-cell>
          <table:covered-table-cell table:style-name="ce7"/>
          <table:table-cell table:style-name="ce3" office:value-type="string" table:number-columns-spanned="2" table:number-rows-spanned="1">
            <text:p>o</text:p>
          </table:table-cell>
          <table:covered-table-cell table:style-name="ce7"/>
          <table:table-cell table:number-columns-repeated="8"/>
          <table:table-cell office:value-type="string">
            <text:p>Gene 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Medioid x</text:p>
          </table:table-cell>
          <table:table-cell office:value-type="string">
            <text:p>Medioid y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office:value-type="string">
            <text:p>Distance</text:p>
          </table:table-cell>
          <table:table-cell table:number-columns-repeated="7"/>
          <table:table-cell office:value-type="string">
            <text:p>Gene 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formula="of:=POWER(POWER(ABS([.E44]-[.G44]);[.$B$1])+POWER(ABS([.F44]-[.H44]);[.$B$1]);1/[.$B$1])" office:value-type="float" office:value="0">
            <text:p>0</text:p>
          </table:table-cell>
          <table:table-cell table:number-columns-repeated="7"/>
          <table:table-cell office:value-type="string">
            <text:p>Gene 9</text:p>
          </table:table-cell>
          <table:table-cell table:number-columns-repeated="2" office:value-type="float" office:value="0.7">
            <text:p>0.7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Gene 2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formula="of:=POWER(POWER(ABS([.E45]-[.G45]);[.$B$1])+POWER(ABS([.F45]-[.H45]);[.$B$1]);1/[.$B$1])" office:value-type="float" office:value="2.36008474424119">
            <text:p>2.3600847442</text:p>
          </table:table-cell>
          <table:table-cell table:number-columns-repeated="7"/>
          <table:table-cell office:value-type="string">
            <text:p>Gene 10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Gene 3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formula="of:=POWER(POWER(ABS([.E46]-[.G46]);[.$B$1])+POWER(ABS([.F46]-[.H46]);[.$B$1]);1/[.$B$1])" office:value-type="float" office:value="1.4396180048888">
            <text:p>1.4396180049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4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formula="of:=POWER(POWER(ABS([.E47]-[.G47]);[.$B$1])+POWER(ABS([.F47]-[.H47]);[.$B$1]);1/[.$B$1])" office:value-type="float" office:value="2.98328677803526">
            <text:p>2.983286778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5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formula="of:=POWER(POWER(ABS([.E48]-[.G48]);[.$B$1])+POWER(ABS([.F48]-[.H48]);[.$B$1]);1/[.$B$1])" office:value-type="float" office:value="2.16333076527839">
            <text:p>2.1633307653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6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formula="of:=POWER(POWER(ABS([.E49]-[.G49]);[.$B$1])+POWER(ABS([.F49]-[.H49]);[.$B$1]);1/[.$B$1])" office:value-type="float" office:value="3.86005181312376">
            <text:p>3.8600518131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7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POWER(POWER(ABS([.E50]-[.G50]);[.$B$1])+POWER(ABS([.F50]-[.H50]);[.$B$1]);1/[.$B$1])" office:value-type="float" office:value="1.13137084989848">
            <text:p>1.1313708499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8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formula="of:=POWER(POWER(ABS([.E51]-[.G51]);[.$B$1])+POWER(ABS([.F51]-[.H51]);[.$B$1]);1/[.$B$1])" office:value-type="float" office:value="1.30384048104053">
            <text:p>1.303840481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9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number-columns-repeated="2" office:value-type="float" office:value="0.7">
            <text:p>0.7</text:p>
          </table:table-cell>
          <table:table-cell table:formula="of:=POWER(POWER(ABS([.E52]-[.G52]);[.$B$1])+POWER(ABS([.F52]-[.H52]);[.$B$1]);1/[.$B$1])" office:value-type="float" office:value="1.26491106406735">
            <text:p>1.2649110641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10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formula="of:=POWER(POWER(ABS([.E53]-[.G53]);[.$B$1])+POWER(ABS([.F53]-[.H53]);[.$B$1]);1/[.$B$1])" office:value-type="float" office:value="4.0853396431631">
            <text:p>4.0853396432</text:p>
          </table:table-cell>
          <table:table-cell table:number-columns-repeated="14"/>
        </table:table-row>
        <table:table-row table:style-name="ro3">
          <table:table-cell table:number-columns-repeated="15"/>
          <table:table-cell office:value-type="string">
            <text:p>Degree</text:p>
          </table:table-cell>
          <table:table-cell office:value-type="string">
            <text:p>Frequency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Medioid x</text:p>
          </table:table-cell>
          <table:table-cell office:value-type="string">
            <text:p>Medioid y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55]/SUM([.$Q$55:.$Q$59])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1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formula="of:=POWER(POWER(ABS([.E56]-[.G56]);[.$B$1])+POWER(ABS([.F56]-[.H56]);[.$B$1]);1/[.$B$1])" office:value-type="float" office:value="2.36008474424119">
            <text:p>2.360084744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56]/SUM([.$Q$55:.$Q$59])" office:value-type="float" office:value="0.444444444444444">
            <text:p>0.4444444444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formula="of:=POWER(POWER(ABS([.E57]-[.G57]);[.$B$1])+POWER(ABS([.F57]-[.H57]);[.$B$1]);1/[.$B$1])" office:value-type="float" office:value="0">
            <text:p>0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formula="of:=[.Q57]/SUM([.$Q$55:.$Q$59])" office:value-type="float" office:value="0.333333333333333">
            <text:p>0.3333333333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3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formula="of:=POWER(POWER(ABS([.E58]-[.G58]);[.$B$1])+POWER(ABS([.F58]-[.H58]);[.$B$1]);1/[.$B$1])" office:value-type="float" office:value="1.40089257261219">
            <text:p>1.4008925726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Q58]/SUM([.$Q$55:.$Q$59])" office:value-type="float" office:value="0.111111111111111">
            <text:p>0.1111111111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4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formula="of:=POWER(POWER(ABS([.E59]-[.G59]);[.$B$1])+POWER(ABS([.F59]-[.H59]);[.$B$1]);1/[.$B$1])" office:value-type="float" office:value="1.22065556157337">
            <text:p>1.220655561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Q59]/SUM([.$Q$55:.$Q$59])" office:value-type="float" office:value="0.111111111111111">
            <text:p>0.1111111111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5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formula="of:=POWER(POWER(ABS([.E60]-[.G60]);[.$B$1])+POWER(ABS([.F60]-[.H60]);[.$B$1]);1/[.$B$1])" office:value-type="float" office:value="0.223606797749979">
            <text:p>0.2236067977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6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formula="of:=POWER(POWER(ABS([.E61]-[.G61]);[.$B$1])+POWER(ABS([.F61]-[.H61]);[.$B$1]);1/[.$B$1])" office:value-type="float" office:value="3.78021163428716">
            <text:p>3.7802116343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7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POWER(POWER(ABS([.E62]-[.G62]);[.$B$1])+POWER(ABS([.F62]-[.H62]);[.$B$1]);1/[.$B$1])" office:value-type="float" office:value="2.76586333718787">
            <text:p>2.7658633372</text:p>
          </table:table-cell>
          <table:table-cell table:number-columns-repeated="6"/>
          <table:table-cell office:value-type="string">
            <text:p>Node</text:p>
          </table:table-cell>
          <table:table-cell office:value-type="string">
            <text:p>Neighbours</text:p>
          </table:table-cell>
          <table:table-cell office:value-type="string">
            <text:p>Connections</text:p>
          </table:table-cell>
          <table:table-cell office:value-type="string">
            <text:p>Total Possible Connections</text:p>
          </table:table-cell>
          <table:table-cell office:value-type="string">
            <text:p>Clustering Coefficient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Gene 8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formula="of:=POWER(POWER(ABS([.E63]-[.G63]);[.$B$1])+POWER(ABS([.F63]-[.H63]);[.$B$1]);1/[.$B$1])" office:value-type="float" office:value="3.45398320783411">
            <text:p>3.4539832078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Q63]*([.Q63]-1)*0.5" office:value-type="float" office:value="1">
            <text:p>1</text:p>
          </table:table-cell>
          <table:table-cell table:formula="of:=[.R63]/[.S63]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Gene 9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number-columns-repeated="2" office:value-type="float" office:value="0.7">
            <text:p>0.7</text:p>
          </table:table-cell>
          <table:table-cell table:formula="of:=POWER(POWER(ABS([.E64]-[.G64]);[.$B$1])+POWER(ABS([.F64]-[.H64]);[.$B$1]);1/[.$B$1])" office:value-type="float" office:value="3.58468966578698">
            <text:p>3.5846896658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Q64]*([.Q64]-1)*0.5" office:value-type="float" office:value="1">
            <text:p>1</text:p>
          </table:table-cell>
          <table:table-cell table:formula="of:=[.R64]/[.S64]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Gene 10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formula="of:=POWER(POWER(ABS([.E65]-[.G65]);[.$B$1])+POWER(ABS([.F65]-[.H65]);[.$B$1]);1/[.$B$1])" office:value-type="float" office:value="4.16173040933696">
            <text:p>4.161730409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Q65]*([.Q65]-1)*0.5" office:value-type="float" office:value="6">
            <text:p>6</text:p>
          </table:table-cell>
          <table:table-cell table:formula="of:=[.R65]/[.S65]" office:value-type="float" office:value="0.166666666666667">
            <text:p>0.1666666667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66]*([.Q66]-1)*0.5" office:value-type="float" office:value="1">
            <text:p>1</text:p>
          </table:table-cell>
          <table:table-cell table:formula="of:=[.R66]/[.S66]"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Medioid x</text:p>
          </table:table-cell>
          <table:table-cell office:value-type="string">
            <text:p>Medioid y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67]*([.Q67]-1)*0.5" office:value-type="float" office:value="1">
            <text:p>1</text:p>
          </table:table-cell>
          <table:table-cell table:formula="of:=[.R67]/[.S67]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Gene 1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formula="of:=POWER(POWER(ABS([.E68]-[.G68]);[.$B$1])+POWER(ABS([.F68]-[.H68]);[.$B$1]);1/[.$B$1])" office:value-type="float" office:value="1.4396180048888">
            <text:p>1.4396180049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Q68]*([.Q68]-1)*0.5" office:value-type="float" office:value="10">
            <text:p>10</text:p>
          </table:table-cell>
          <table:table-cell table:formula="of:=[.R68]/[.S68]" office:value-type="float" office:value="0.3">
            <text:p>0.3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Gene 2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formula="of:=POWER(POWER(ABS([.E69]-[.G69]);[.$B$1])+POWER(ABS([.F69]-[.H69]);[.$B$1]);1/[.$B$1])" office:value-type="float" office:value="1.40089257261219">
            <text:p>1.4008925726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[.Q69]*([.Q69]-1)*0.5" office:value-type="float" office:value="3">
            <text:p>3</text:p>
          </table:table-cell>
          <table:table-cell table:formula="of:=[.R69]/[.S69]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Gene 3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formula="of:=POWER(POWER(ABS([.E70]-[.G70]);[.$B$1])+POWER(ABS([.F70]-[.H70]);[.$B$1]);1/[.$B$1])" office:value-type="float" office:value="0">
            <text:p>0</text:p>
          </table:table-cell>
          <table:table-cell table:number-columns-repeated="6"/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Q70]*([.Q70]-1)*0.5" office:value-type="float" office:value="3">
            <text:p>3</text:p>
          </table:table-cell>
          <table:table-cell table:formula="of:=[.R70]/[.S70]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Gene 4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formula="of:=POWER(POWER(ABS([.E71]-[.G71]);[.$B$1])+POWER(ABS([.F71]-[.H71]);[.$B$1]);1/[.$B$1])" office:value-type="float" office:value="2.48646335183127">
            <text:p>2.4864633518</text:p>
          </table:table-cell>
          <table:table-cell table:number-columns-repeated="6"/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[.Q71]*([.Q71]-1)*0.5" office:value-type="float" office:value="3">
            <text:p>3</text:p>
          </table:table-cell>
          <table:table-cell table:formula="of:=[.R71]/[.S71]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Gene 5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formula="of:=POWER(POWER(ABS([.E72]-[.G72]);[.$B$1])+POWER(ABS([.F72]-[.H72]);[.$B$1]);1/[.$B$1])" office:value-type="float" office:value="1.30862523283024">
            <text:p>1.3086252328</text:p>
          </table:table-cell>
          <table:table-cell table:number-columns-repeated="10"/>
          <table:table-cell table:formula="of:=SUM([.T63:.T71])/9" office:value-type="float" office:value="0.607407407407407">
            <text:p>0.6074074074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Gene 6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formula="of:=POWER(POWER(ABS([.E73]-[.G73]);[.$B$1])+POWER(ABS([.F73]-[.H73]);[.$B$1]);1/[.$B$1])" office:value-type="float" office:value="2.8429737951659">
            <text:p>2.8429737952</text:p>
          </table:table-cell>
          <table:table-cell table:number-columns-repeated="6"/>
          <table:table-cell office:value-type="string">
            <text:p>Node 1</text:p>
          </table:table-cell>
          <table:table-cell office:value-type="string">
            <text:p>Node 2</text:p>
          </table:table-cell>
          <table:table-cell office:value-type="string">
            <text:p>Shortest Pat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7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POWER(POWER(ABS([.E74]-[.G74]);[.$B$1])+POWER(ABS([.F74]-[.H74]);[.$B$1]);1/[.$B$1])" office:value-type="float" office:value="1.41155942134931">
            <text:p>1.4115594213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Gene 8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formula="of:=POWER(POWER(ABS([.E75]-[.G75]);[.$B$1])+POWER(ABS([.F75]-[.H75]);[.$B$1]);1/[.$B$1])" office:value-type="float" office:value="2.19146070008111">
            <text:p>2.191460700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Gene 9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.7">
            <text:p>0.7</text:p>
          </table:table-cell>
          <table:table-cell table:formula="of:=POWER(POWER(ABS([.E76]-[.G76]);[.$B$1])+POWER(ABS([.F76]-[.H76]);[.$B$1]);1/[.$B$1])" office:value-type="float" office:value="2.43977457975117">
            <text:p>2.4397745798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Gene 10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formula="of:=POWER(POWER(ABS([.E77]-[.G77]);[.$B$1])+POWER(ABS([.F77]-[.H77]);[.$B$1]);1/[.$B$1])" office:value-type="float" office:value="3.16267292017369">
            <text:p>3.162672920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number-columns-repeated="15"/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table:number-columns-repeated="15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table:number-columns-repeated="16"/>
          <table:table-cell office:value-type="float" office:value="1">
            <text:p>1</text:p>
          </table:table-cell>
          <table:table-cell table:number-columns-repeated="6"/>
        </table:table-row>
        <table:table-row table:style-name="ro3" table:number-rows-repeated="1048483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Stevenson</meta:initial-creator>
    <meta:creation-date>2013-02-22T16:03:15</meta:creation-date>
    <dc:date>2013-02-27T02:19:25</dc:date>
    <dc:creator>Jack </dc:creator>
    <meta:editing-duration>PT2H16M16S</meta:editing-duration>
    <meta:editing-cycles>3</meta:editing-cycles>
    <meta:generator>LibreOffice/3.5$Linux_X86_64 LibreOffice_project/350m1$Build-2</meta:generator>
    <meta:document-statistic meta:table-count="3" meta:cell-count="5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cm" svg:height="9.852cm" xlink:href=".." xlink:type="simple" chart:class="chart:scatter" chart:style-name="ch1">
        <chart:title svg:x="0.925cm" svg:y="0.333cm" chart:style-name="ch2">
          <text:p>2 Dimensional Plot of Expression Values</text:p>
        </chart:title>
        <chart:plot-area chart:style-name="ch3" table:cell-range-address="Sheet1.B5:Sheet1.C15" chart:data-source-has-labels="row" svg:x="1.116cm" svg:y="0.916cm" svg:width="8.069cm" svg:height="8.254cm">
          <chartooo:coordinate-region svg:x="1.552cm" svg:y="1.115cm" svg:width="7.539cm" svg:height="7.408cm"/>
          <chart:axis chart:dimension="x" chart:name="primary-x" chart:style-name="ch4">
            <chart:title svg:x="4.683cm" svg:y="9.292cm" chart:style-name="ch5">
              <text:p>Exp 1</text:p>
            </chart:title>
            <chart:grid chart:style-name="ch6" chart:class="major"/>
          </chart:axis>
          <chart:axis chart:dimension="y" chart:name="primary-y" chart:style-name="ch4">
            <chart:title svg:x="0.355cm" svg:y="5.51cm" chart:style-name="ch7">
              <text:p>Exp 2</text:p>
            </chart:title>
            <chart:grid chart:style-name="ch6" chart:class="major"/>
          </chart:axis>
          <chart:series chart:style-name="ch8" chart:values-cell-range-address="Sheet1.C6:Sheet1.C15" chart:label-cell-address="Sheet1.C5:Sheet1.C5" chart:class="chart:scatter">
            <chart:domain table:cell-range-address="Sheet1.B6:Sheet1.B15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1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1.B6:Sheet1.B15</svg:desc>
                </draw:g>
              </table:table-cell>
              <table:table-cell office:value-type="float" office:value="1.9">
                <text:p>1.9</text:p>
                <draw:g>
                  <svg:desc>Sheet1.C6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">
                <text:p>2.4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